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it" fo:country="IT"/>
    </style:style>
    <style:style style:name="T1" style:family="text">
      <style:text-properties officeooo:rsid="0011fbe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rante la riunione abbiamo discusso approfonditamente il tema del consenso. È emerso che esprimere chiaramente le proprie intenzioni può variare a seconda del contesto, soprattutto quando si tratta di situazioni intime. La comunicazione non verbale gioca un ruolo significativo, ma può essere interpretata in modi diversi, rendendo difficile sapere se i propri messaggi vengono compresi correttamente.</text:p>
      <text:p text:style-name="P1"/>
      <text:p text:style-name="P1">Chiedere il consenso è fondamentale per il rispetto reciproco, ma può essere percepito come uno spostamento di responsabilità. Tuttavia, un ambiente in cui l'altro si sente libero di interrompere in qualsiasi momento è essenziale per mantenere il consenso continuo senza "ammazzare il mood". Non dire di no non è sempre indicativo di consenso; le persone possono acconsentire per fare piacere all'altro, e tra il sì e il no esiste una vasta area grigia. Stabilire un linguaggio comune sul consenso può aiutare, ma è cruciale mantenere un clima in cui entrambe le parti si sentano a proprio agio nel comunicare apertamente.</text:p>
      <text:p text:style-name="P1"/>
      <text:p text:style-name="P1">Abbiamo anche parlato della disparità di potere in alcuni rapporti, che può complicare la questione del consenso. In tali situazioni, chiedere frequentemente può essere necessario per assicurarsi che il sì sia effettivamente un sì. Nel flirt, il consenso è spesso non verbale e ridurre tutto a richieste esplicite può sembrare eccessivo, ma è importante essere attenti ai segnali dell'altra persona.</text:p>
      <text:p text:style-name="P1"/>
      <text:p text:style-name="P1">La responsabilità di esprimere consenso o dissenso ricade su entrambe le parti, e la fiducia e la capacità di esprimersi liberamente sono fondamentali. Le pressioni sociali: <text:span text:style-name="T1">per gli </text:span>uomini, possono influenzare il modo in cui si cerca consenso, ma allontanarsi dalla narrativa sociale del "vero uomo" può aiutare a dare il giusto peso al sesso e <text:span text:style-name="T1">facilitare il rispetto del</text:span> consenso <text:span text:style-name="T1">altrui</text:span>. <text:span text:style-name="T1">Per le donne, c’è lo stereotipo che siano meno attive o propositive, e che quindi sia sempre l’uomo a dover essere quello che chiede il consenso e a essere insistente, ma questo non è necessariamente vero. </text:span></text:p>
      <text:p text:style-name="P1"/>
      <text:p text:style-name="P1">Infine, abbiamo sottolineato l'importanza del dialogo continuo sul consenso e sul sesso, che spesso è legato a un senso di validazione. Il consenso riguarda non solo il sesso, ma anche altre forme di affetto, come le coccole, e discutere apertamente dei propri limiti con amici e partner è essenziale per una comprensione reciproca migliore.</text:p>
      <text:p text:style-name="P1"/>
      <text:p text:style-name="P1">In sintesi, la discussione ha evidenziato la complessità del consenso e la necessità di un dialogo aperto e continuo per navigare queste dinamiche in modo rispettoso e consapevo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6:37:32.042043324</meta:creation-date>
    <dc:date>2024-06-07T16:42:14.416470505</dc:date>
    <meta:editing-duration>PT4M42S</meta:editing-duration>
    <meta:editing-cycles>1</meta:editing-cycles>
    <meta:document-statistic meta:table-count="0" meta:image-count="0" meta:object-count="0" meta:page-count="1" meta:paragraph-count="6" meta:word-count="396" meta:character-count="2539" meta:non-whitespace-character-count="2148"/>
    <meta:generator>LibreOffice/7.3.7.2$Linux_X86_64 LibreOffice_project/30$Build-2</meta:generator>
  </office:meta>
</office:document-meta>
</file>